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8.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8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8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8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8.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4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4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4.1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9.3cm" svg:height="1.4cm" svg:x="6cm" svg:y="1.4cm">
          <text:p text:style-name="P1">Create Compute clus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9.3cm" svg:height="1.5cm" svg:x="6cm" svg:y="3.9cm">
          <text:p text:style-name="P1">Register Bank Dataset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9.3cm" svg:height="2.3cm" svg:x="6cm" svg:y="6.4cm">
          <text:p text:style-name="P1">Create Automl Experiment</text:p>
          <text:p text:style-name="P1">Using </text:p>
          <text:p text:style-name="P1">Azure AutoML/Jupyter Notebook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9.3cm" svg:height="1.7cm" svg:x="6cm" svg:y="9.5cm">
          <text:p text:style-name="P1">Select Best 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9.1cm" svg:height="2.4cm" svg:x="5.8cm" svg:y="12.3cm">
          <text:p text:style-name="P1">Deploy Best Model </text:p>
          <text:p text:style-name="P1">Using</text:p>
          <text:p text:style-name="P1">Azure Container Service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3cm" svg:height="1.8cm" svg:x="1.4cm" svg:y="16.8cm">
          <text:p text:style-name="P1">Enabled App </text:p>
          <text:p text:style-name="P1">Insights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5.3cm" svg:height="1.9cm" svg:x="7.7cm" svg:y="16.9cm">
          <text:p text:style-name="P1">Swagger API</text:p>
          <text:p text:style-name="P1">Documentaion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4.6cm" svg:height="1.8cm" svg:x="14.2cm" svg:y="16.8cm">
          <text:p text:style-name="P1">Consume Model</text:p>
          <draw:enhanced-geometry svg:viewBox="0 0 21600 21600" draw:type="rectangle" draw:enhanced-path="M 0 0 L 21600 0 21600 21600 0 21600 0 0 Z N"/>
        </draw:custom-shape>
        <draw:connector draw:style-name="gr9" draw:text-style-name="P1" xml:id="id3" draw:id="id3" draw:layer="layout" draw:line-skew="-0.399cm" svg:x1="4.05cm" svg:y1="16.8cm" svg:x2="16.5cm" svg:y2="16.8cm" draw:start-shape="id1" draw:start-glue-point="0" draw:end-shape="id2" draw:end-glue-point="0" svg:d="M4050 16800v-900h12450v900" svg:viewBox="0 0 12451 901">
          <text:p/>
        </draw:connector>
        <draw:connector draw:style-name="gr10" draw:text-style-name="P2" xml:id="id6" draw:id="id6" draw:layer="layout" draw:type="line" svg:x1="10.275cm" svg:y1="15.9cm" svg:x2="10.35cm" svg:y2="16.9cm" draw:start-shape="id3" draw:start-glue-point="0" draw:end-shape="id4" draw:end-glue-point="0" svg:d="M10275 15900l75 1000" svg:viewBox="0 0 76 1001">
          <text:p/>
        </draw:connector>
        <draw:connector draw:style-name="gr10" draw:text-style-name="P2" draw:layer="layout" draw:type="line" svg:x1="10.35cm" svg:y1="14.7cm" svg:x2="10.312cm" svg:y2="16.4cm" draw:start-shape="id5" draw:start-glue-point="2" draw:end-shape="id6" draw:end-glue-point="0" svg:d="M10350 14700l-38 1700" svg:viewBox="0 0 39 1701">
          <text:p/>
        </draw:connector>
        <draw:connector draw:style-name="gr10" draw:text-style-name="P2" draw:layer="layout" draw:type="line" svg:x1="10.65cm" svg:y1="2.8cm" svg:x2="10.65cm" svg:y2="3.9cm" draw:start-shape="id7" draw:start-glue-point="2" draw:end-shape="id8" draw:end-glue-point="0" svg:d="M10650 2800v1100" svg:viewBox="0 0 1 1101">
          <text:p/>
        </draw:connector>
        <draw:connector draw:style-name="gr10" draw:text-style-name="P2" draw:layer="layout" draw:type="line" svg:x1="10.65cm" svg:y1="5.4cm" svg:x2="10.65cm" svg:y2="6.4cm" draw:start-shape="id8" draw:start-glue-point="2" draw:end-shape="id9" svg:d="M10650 5400v1000" svg:viewBox="0 0 1 1001">
          <text:p/>
        </draw:connector>
        <draw:connector draw:style-name="gr10" draw:text-style-name="P2" draw:layer="layout" draw:type="line" svg:x1="10.65cm" svg:y1="8.7cm" svg:x2="10.65cm" svg:y2="9.5cm" draw:start-shape="id9" draw:start-glue-point="2" draw:end-shape="id10" draw:end-glue-point="0" svg:d="M10650 8700v800" svg:viewBox="0 0 1 801">
          <text:p/>
        </draw:connector>
        <draw:connector draw:style-name="gr10" draw:text-style-name="P2" draw:layer="layout" svg:x1="10.65cm" svg:y1="11.2cm" svg:x2="10.35cm" svg:y2="12.3cm" draw:start-shape="id10" draw:start-glue-point="2" draw:end-shape="id5" draw:end-glue-point="0" svg:d="M10650 11200v550h-300v550" svg:viewBox="0 0 301 1101">
          <text:p/>
        </draw:connector>
        <draw:custom-shape draw:style-name="gr11" draw:text-style-name="P1" xml:id="id11" draw:id="id11" draw:layer="layout" svg:width="5cm" svg:height="3.2cm" svg:x="15.8cm" svg:y="8.8cm">
          <text:p text:style-name="P1"/>
          <text:p text:style-name="P1">Entire Pipeline </text:p>
          <text:p text:style-name="P1">in</text:p>
          <text:p text:style-name="P1">Jupyter Notebook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5.3cm" svg:y1="7.55cm" svg:x2="18.3cm" svg:y2="8.8cm" draw:start-shape="id9" draw:start-glue-point="1" draw:end-shape="id11" svg:d="M15300 7550h3000v1250" svg:viewBox="0 0 3001 1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2:15:54.707190065</meta:creation-date>
    <dc:date>2021-01-11T12:53:12.891118775</dc:date>
    <meta:editing-duration>PT23H55M55S</meta:editing-duration>
    <meta:editing-cycles>2</meta:editing-cycles>
    <meta:generator>LibreOffice/6.4.6.2$Linux_X86_64 LibreOffice_project/40$Build-2</meta:generator>
    <meta:document-statistic meta:object-count="17"/>
  </office:meta>
</office:document-meta>
</file>